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137" officeooo:paragraph-rsid="001bd137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c908" officeooo:paragraph-rsid="001ec908" style:font-style-asian="normal" style:font-weight-asian="normal"/>
    </style:style>
    <style:style style:name="P6" style:family="paragraph" style:parent-style-name="Standard">
      <style:text-properties officeooo:rsid="001d843a" officeooo:paragraph-rsid="001d843a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bd137"/>
    </style:style>
    <style:style style:name="T5" style:family="text">
      <style:text-properties officeooo:rsid="001d361b"/>
    </style:style>
    <style:style style:name="T6" style:family="text">
      <style:text-properties officeooo:rsid="001d8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7th</text:span> of <text:span text:style-name="T4">June</text:span> 202<text:span text:style-name="T4">3</text:span> under the <text:span text:style-name="T4">31st</text:span> PA Meeting.</text:p>
      <text:p text:style-name="P1"/>
      <text:p text:style-name="P1">The Assembly, recognising the current situation,</text:p>
      <text:p text:style-name="P1"/>
      <text:p text:style-name="P4">Constitutes the need to implement the Throwable Fireballs plugin (see Appendix A), this would make a fun addition and be useful for military purposes. <text:span text:style-name="T6">It could also be of future use in possible mini games.</text:span></text:p>
      <text:p text:style-name="P4">The destruction of blocks is to be disabled.</text:p>
      <text:p text:style-name="P1"/>
      <text:p text:style-name="P1">And proceeds.</text:p>
      <text:p text:style-name="P1"/>
      <text:p text:style-name="P1">Signed by,</text:p>
      <text:p text:style-name="P5">FVerndari</text:p>
      <text:p text:style-name="P5">Thanster</text:p>
      <text:p text:style-name="P5">Emeralda_axe7</text:p>
      <text:p text:style-name="P1"/>
      <text:p text:style-name="P1"/>
      <text:p text:style-name="P1"/>
      <text:p text:style-name="Standard"><text:span text:style-name="T1">[</text:span><text:span text:style-name="T2">Motion 31-5: To implement the Throwable Fireballs plugin</text:span><text:span text:style-name="T1">]</text:span></text:p>
      <text:p text:style-name="Standard"><text:span text:style-name="T1"/></text:p>
      <text:p text:style-name="P6"><text:span text:style-name="T1">APPENDIX A:</text:span></text:p>
      <text:p text:style-name="P6"><text:span text:style-name="T1">https://www.spigotmc.org/resources/throwable-fireballs.59566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23:41.518760851</dc:date>
    <meta:editing-duration>PT7M42S</meta:editing-duration>
    <meta:editing-cycles>9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12" meta:word-count="82" meta:character-count="564" meta:non-whitespace-character-count="494"/>
  </office:meta>
</office:document-meta>
</file>